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07A0000002C630318D2.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233d0" style:font-size-asian="11pt" style:font-size-complex="11pt"/>
    </style:style>
    <style:style style:name="P6" style:family="paragraph" style:parent-style-name="Standard">
      <style:text-properties style:font-name="EB Garamond 12" fo:font-size="11pt" fo:language="en" fo:country="US" officeooo:rsid="000120e5" officeooo:paragraph-rsid="00363ff3" style:font-size-asian="11pt" style:font-size-complex="11pt"/>
    </style:style>
    <style:style style:name="P7" style:family="paragraph" style:parent-style-name="Standard">
      <style:text-properties style:font-name="EB Garamond 12" fo:font-size="11pt" fo:language="en" fo:country="US" officeooo:rsid="000120e5" officeooo:paragraph-rsid="00476304" style:font-size-asian="11pt" style:font-size-complex="11pt"/>
    </style:style>
    <style:style style:name="P8" style:family="paragraph" style:parent-style-name="Standard">
      <style:text-properties style:font-name="EB Garamond 12" fo:font-size="11pt" fo:language="en" fo:country="US" officeooo:rsid="000120e5" officeooo:paragraph-rsid="0049367f" style:font-size-asian="11pt" style:font-size-complex="11pt"/>
    </style:style>
    <style:style style:name="P9" style:family="paragraph" style:parent-style-name="Standard">
      <style:text-properties style:font-name="EB Garamond 12" fo:font-size="11pt" fo:language="en" fo:country="US" officeooo:rsid="0003a8b9" officeooo:paragraph-rsid="0003a8b9" style:font-size-asian="11pt" style:font-size-complex="11pt"/>
    </style:style>
    <style:style style:name="P10"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0dc0d4"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7c381"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764213"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7734ab" style:font-size-asian="11pt" style:font-size-complex="11pt"/>
    </style:style>
    <style:style style:name="P15" style:family="paragraph" style:parent-style-name="Standard">
      <style:paragraph-properties fo:text-align="start" style:justify-single-word="false"/>
      <style:text-properties style:font-name="EB Garamond 12" fo:font-size="11pt" fo:language="en" fo:country="US" officeooo:rsid="0000f923" officeooo:paragraph-rsid="000bcb3d" style:font-size-asian="11pt" style:font-size-complex="11pt"/>
    </style:style>
    <style:style style:name="P16" style:family="paragraph" style:parent-style-name="Standard">
      <style:paragraph-properties fo:text-align="justify" style:justify-single-word="false"/>
      <style:text-properties style:font-name="EB Garamond 12" fo:font-size="11pt" fo:language="en" fo:country="US" officeooo:rsid="0046affe" officeooo:paragraph-rsid="0003a8b9" style:font-size-asian="11pt" style:font-size-complex="11pt"/>
    </style:style>
    <style:style style:name="P17" style:family="paragraph" style:parent-style-name="Standard">
      <style:text-properties style:font-name="EB Garamond 12" fo:font-size="11pt" fo:language="en" fo:country="US" officeooo:rsid="0046affe" officeooo:paragraph-rsid="000120e5" style:font-size-asian="11pt" style:font-size-complex="11pt"/>
    </style:style>
    <style:style style:name="P18" style:family="paragraph" style:parent-style-name="Standard">
      <style:paragraph-properties fo:text-align="justify" style:justify-single-word="false"/>
      <style:text-properties style:font-name="EB Garamond 12" fo:font-size="11pt" fo:language="en" fo:country="US" officeooo:paragraph-rsid="0065814e" style:font-size-asian="11pt" style:font-size-complex="11pt"/>
    </style:style>
    <style:style style:name="P19"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0"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1"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2"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3"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5c2211" style:font-size-asian="11pt" style:font-style-asian="normal" style:font-size-complex="11pt" style:font-style-complex="normal"/>
    </style:style>
    <style:style style:name="P24" style:family="paragraph" style:parent-style-name="Standard">
      <style:paragraph-properties fo:text-align="start" style:justify-single-word="false"/>
      <style:text-properties style:font-name="EB Garamond 12" fo:font-size="11pt" fo:language="en" fo:country="US" fo:font-style="normal" officeooo:rsid="005c2211" officeooo:paragraph-rsid="005c2211" style:font-size-asian="11pt" style:font-style-asian="normal" style:font-size-complex="11pt" style:font-style-complex="normal"/>
    </style:style>
    <style:style style:name="P25"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26" style:family="paragraph" style:parent-style-name="Standard">
      <style:paragraph-properties fo:text-align="center" style:justify-single-word="false"/>
      <style:text-properties style:font-name="EB Garamond 12" fo:font-size="16pt" style:font-size-asian="16pt" style:font-size-complex="16pt"/>
    </style:style>
    <style:style style:name="P27" style:family="paragraph" style:parent-style-name="Standard">
      <style:paragraph-properties fo:text-align="center" style:justify-single-word="false"/>
      <style:text-properties style:font-name="EB Garamond 12" fo:font-size="16pt" officeooo:rsid="005c2211" officeooo:paragraph-rsid="005c2211" style:font-size-asian="16pt" style:font-size-complex="16pt"/>
    </style:style>
    <style:style style:name="P28" style:family="paragraph" style:parent-style-name="Standard">
      <style:text-properties style:font-name="EB Garamond 12 All SC" fo:font-size="11pt" fo:language="en" fo:country="US" officeooo:rsid="0003fba2" officeooo:paragraph-rsid="0003fba2" style:font-size-asian="11pt" style:font-size-complex="11pt"/>
    </style:style>
    <style:style style:name="P29" style:family="paragraph" style:parent-style-name="Standard">
      <style:text-properties style:font-name="EB Garamond 12 All SC" fo:font-size="11pt" fo:language="en" fo:country="US" officeooo:rsid="001233d0" officeooo:paragraph-rsid="001233d0" style:font-size-asian="11pt" style:font-size-complex="11pt"/>
    </style:style>
    <style:style style:name="P30" style:family="paragraph" style:parent-style-name="Standard">
      <style:text-properties style:font-name="EB Garamond 12 All SC" fo:font-size="11pt" fo:language="en" fo:country="US" officeooo:rsid="00476304" officeooo:paragraph-rsid="00476304" style:font-size-asian="11pt" style:font-size-complex="11pt"/>
    </style:style>
    <style:style style:name="P31" style:family="paragraph" style:parent-style-name="Standard">
      <style:text-properties style:font-name="EB Garamond 12 All SC" fo:font-size="11pt" fo:language="en" fo:country="US" officeooo:rsid="0049367f" officeooo:paragraph-rsid="0049367f" style:font-size-asian="11pt" style:font-size-complex="11pt"/>
    </style:style>
    <style:style style:name="P32"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3" style:family="paragraph" style:parent-style-name="Standard">
      <style:paragraph-properties fo:text-align="start" style:justify-single-word="false" fo:break-before="page">
        <style:tab-stops>
          <style:tab-stop style:position="0.699cm"/>
          <style:tab-stop style:position="1.304cm"/>
          <style:tab-stop style:position="5.008cm" style:type="right"/>
        </style:tab-stops>
      </style:paragraph-properties>
      <style:text-properties style:font-name="EB Garamond 12" fo:font-size="11pt" fo:language="en" fo:country="US" fo:font-style="normal" officeooo:rsid="005f04dc" officeooo:paragraph-rsid="005c2211" style:font-size-asian="11pt" style:font-style-asian="normal" style:font-size-complex="11pt" style:font-style-complex="normal"/>
    </style:style>
    <style:style style:name="P34" style:family="paragraph" style:parent-style-name="Footnote">
      <style:text-properties fo:language="en" fo:country="US" officeooo:rsid="00198fdb" officeooo:paragraph-rsid="00198fdb"/>
    </style:style>
    <style:style style:name="P3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8c7c03" style:font-size-asian="11pt" style:font-size-complex="11pt"/>
    </style:style>
    <style:style style:name="P36" style:family="paragraph" style:parent-style-name="Standard">
      <style:paragraph-properties fo:text-align="start" style:justify-single-word="false">
        <style:tab-stops>
          <style:tab-stop style:position="1.492cm"/>
          <style:tab-stop style:position="3.496cm"/>
        </style:tab-stops>
      </style:paragraph-properties>
      <style:text-properties style:font-name="EB Garamond 12" fo:font-size="11pt" fo:language="en" fo:country="US" officeooo:rsid="0003fba2" officeooo:paragraph-rsid="008f0873" style:font-size-asian="11pt" style:font-size-complex="11pt"/>
    </style:style>
    <style:style style:name="P37" style:family="paragraph" style:parent-style-name="Standard">
      <style:paragraph-properties fo:text-align="start" style:justify-single-word="false">
        <style:tab-stops>
          <style:tab-stop style:position="1.492cm"/>
          <style:tab-stop style:position="3.496cm"/>
        </style:tab-stops>
      </style:paragraph-properties>
      <style:text-properties style:font-name="EB Garamond 12" fo:font-size="11pt" fo:language="en" fo:country="US" officeooo:rsid="0003fba2" officeooo:paragraph-rsid="00907921" style:font-size-asian="11pt" style:font-size-complex="11pt"/>
    </style:style>
    <style:style style:name="P38" style:family="paragraph" style:parent-style-name="Standard">
      <style:paragraph-properties fo:text-align="start" style:justify-single-word="false">
        <style:tab-stops>
          <style:tab-stop style:position="0.699cm"/>
          <style:tab-stop style:position="5.008cm" style:type="right"/>
        </style:tab-stops>
      </style:paragraph-properties>
      <style:text-properties style:font-name="EB Garamond 12" fo:font-size="11pt" fo:language="en" fo:country="US" fo:font-style="italic" officeooo:rsid="005c2211" officeooo:paragraph-rsid="005c2211" style:font-size-asian="11pt" style:font-style-asian="italic" style:font-size-complex="11pt" style:font-style-complex="italic"/>
    </style:style>
    <style:style style:name="P39"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T1" style:family="text">
      <style:text-properties fo:font-style="italic" style:font-style-asian="italic" style:font-style-complex="italic"/>
    </style:style>
    <style:style style:name="T2" style:family="text">
      <style:text-properties fo:font-style="italic" officeooo:rsid="000120e5" style:font-style-asian="italic" style:font-style-complex="italic"/>
    </style:style>
    <style:style style:name="T3" style:family="text">
      <style:text-properties fo:font-style="italic" officeooo:rsid="0018bb86" style:font-style-asian="italic" style:font-style-complex="italic"/>
    </style:style>
    <style:style style:name="T4" style:family="text">
      <style:text-properties fo:font-style="italic" officeooo:rsid="00363ff3" style:font-style-asian="italic" style:font-style-complex="italic"/>
    </style:style>
    <style:style style:name="T5" style:family="text">
      <style:text-properties fo:font-style="italic" officeooo:rsid="00476304" style:font-style-asian="italic" style:font-style-complex="italic"/>
    </style:style>
    <style:style style:name="T6" style:family="text">
      <style:text-properties fo:font-style="italic" officeooo:rsid="0049367f" style:font-style-asian="italic" style:font-style-complex="italic"/>
    </style:style>
    <style:style style:name="T7" style:family="text">
      <style:text-properties fo:font-style="italic" officeooo:rsid="0063a409" style:font-style-asian="italic" style:font-style-complex="italic"/>
    </style:style>
    <style:style style:name="T8" style:family="text">
      <style:text-properties fo:font-style="italic" officeooo:rsid="006fb64b" style:font-style-asian="italic" style:font-style-complex="italic"/>
    </style:style>
    <style:style style:name="T9" style:family="text">
      <style:text-properties fo:font-style="italic" officeooo:rsid="00765484" style:font-style-asian="italic" style:font-style-complex="italic"/>
    </style:style>
    <style:style style:name="T10" style:family="text">
      <style:text-properties officeooo:rsid="000120e5"/>
    </style:style>
    <style:style style:name="T11" style:family="text">
      <style:text-properties officeooo:rsid="00019284"/>
    </style:style>
    <style:style style:name="T12" style:family="text">
      <style:text-properties fo:font-style="normal" style:font-style-asian="normal" style:font-style-complex="normal"/>
    </style:style>
    <style:style style:name="T13" style:family="text">
      <style:text-properties fo:font-style="normal" officeooo:rsid="00476304" style:font-style-asian="normal" style:font-style-complex="normal"/>
    </style:style>
    <style:style style:name="T14" style:family="text">
      <style:text-properties fo:font-style="normal" officeooo:rsid="00056c95" style:font-style-asian="normal" style:font-style-complex="normal"/>
    </style:style>
    <style:style style:name="T15" style:family="text">
      <style:text-properties fo:font-style="normal" officeooo:rsid="005dfb7d" style:font-style-asian="normal" style:font-style-complex="normal"/>
    </style:style>
    <style:style style:name="T16" style:family="text">
      <style:text-properties fo:font-style="normal" officeooo:rsid="005f04dc" style:font-style-asian="normal" style:font-style-complex="normal"/>
    </style:style>
    <style:style style:name="T17" style:family="text">
      <style:text-properties fo:font-style="normal" officeooo:rsid="0067c381" style:font-style-asian="normal" style:font-style-complex="normal"/>
    </style:style>
    <style:style style:name="T18" style:family="text">
      <style:text-properties fo:font-style="normal" officeooo:rsid="006b281a" style:font-style-asian="normal" style:font-style-complex="normal"/>
    </style:style>
    <style:style style:name="T19" style:family="text">
      <style:text-properties fo:font-style="normal" officeooo:rsid="006c79b1" style:font-style-asian="normal" style:font-style-complex="normal"/>
    </style:style>
    <style:style style:name="T20" style:family="text">
      <style:text-properties fo:font-style="normal" officeooo:rsid="006fb64b" style:font-style-asian="normal" style:font-style-complex="normal"/>
    </style:style>
    <style:style style:name="T21" style:family="text">
      <style:text-properties fo:font-style="normal" officeooo:rsid="00701860" style:font-style-asian="normal" style:font-style-complex="normal"/>
    </style:style>
    <style:style style:name="T22" style:family="text">
      <style:text-properties fo:font-style="normal" officeooo:rsid="0071a2b2" style:font-style-asian="normal" style:font-style-complex="normal"/>
    </style:style>
    <style:style style:name="T23" style:family="text">
      <style:text-properties fo:font-style="normal" officeooo:rsid="00747738" style:font-style-asian="normal" style:font-style-complex="normal"/>
    </style:style>
    <style:style style:name="T24" style:family="text">
      <style:text-properties fo:font-style="normal" officeooo:rsid="0075bf53" style:font-style-asian="normal" style:font-style-complex="normal"/>
    </style:style>
    <style:style style:name="T25" style:family="text">
      <style:text-properties fo:font-style="normal" officeooo:rsid="00764213" style:font-style-asian="normal" style:font-style-complex="normal"/>
    </style:style>
    <style:style style:name="T26" style:family="text">
      <style:text-properties fo:font-style="normal" officeooo:rsid="00765484" style:font-style-asian="normal" style:font-style-complex="normal"/>
    </style:style>
    <style:style style:name="T27" style:family="text">
      <style:text-properties fo:font-style="normal" officeooo:rsid="009334d1" style:font-style-asian="normal" style:font-style-complex="normal"/>
    </style:style>
    <style:style style:name="T28" style:family="text">
      <style:text-properties fo:font-style="normal" officeooo:rsid="00948635" style:font-style-asian="normal" style:font-style-complex="normal"/>
    </style:style>
    <style:style style:name="T29" style:family="text">
      <style:text-properties fo:font-style="normal" fo:font-weight="normal" officeooo:rsid="00244895" style:font-style-asian="normal" style:font-style-complex="normal"/>
    </style:style>
    <style:style style:name="T30" style:family="text">
      <style:text-properties fo:font-style="normal" fo:font-weight="normal" officeooo:rsid="006de825" style:font-style-asian="normal" style:font-style-complex="normal"/>
    </style:style>
    <style:style style:name="T31" style:family="text">
      <style:text-properties fo:font-style="normal" fo:font-weight="normal" officeooo:rsid="006b7753" style:font-style-asian="normal" style:font-style-complex="normal"/>
    </style:style>
    <style:style style:name="T32" style:family="text">
      <style:text-properties fo:font-style="normal" fo:font-weight="normal" officeooo:rsid="006f05dc" style:font-style-asian="normal" style:font-style-complex="normal"/>
    </style:style>
    <style:style style:name="T33" style:family="text">
      <style:text-properties fo:font-style="normal" fo:font-weight="normal" officeooo:rsid="007102a0" style:font-style-asian="normal" style:font-style-complex="normal"/>
    </style:style>
    <style:style style:name="T34" style:family="text">
      <style:text-properties fo:font-style="normal" fo:font-weight="normal" officeooo:rsid="00183973" style:font-style-asian="normal" style:font-style-complex="normal"/>
    </style:style>
    <style:style style:name="T35" style:family="text">
      <style:text-properties fo:font-style="normal" fo:font-weight="normal" officeooo:rsid="006a9109" style:font-style-asian="normal" style:font-style-complex="normal"/>
    </style:style>
    <style:style style:name="T36" style:family="text">
      <style:text-properties fo:font-style="normal" fo:font-weight="normal" officeooo:rsid="00690351" style:font-style-asian="normal" style:font-style-complex="normal"/>
    </style:style>
    <style:style style:name="T37" style:family="text">
      <style:text-properties fo:font-style="normal" fo:font-weight="normal" officeooo:rsid="0072f461" style:font-style-asian="normal" style:font-style-complex="normal"/>
    </style:style>
    <style:style style:name="T38" style:family="text">
      <style:text-properties fo:font-style="normal" fo:font-weight="normal" officeooo:rsid="00712348" style:font-style-asian="normal" style:font-style-complex="normal"/>
    </style:style>
    <style:style style:name="T39" style:family="text">
      <style:text-properties fo:font-style="normal" fo:font-weight="normal" officeooo:rsid="00739901" style:font-style-asian="normal" style:font-style-complex="normal"/>
    </style:style>
    <style:style style:name="T40" style:family="text">
      <style:text-properties fo:font-style="normal" fo:font-weight="normal" officeooo:rsid="00753d89" style:font-style-asian="normal" style:font-style-complex="normal"/>
    </style:style>
    <style:style style:name="T41" style:family="text">
      <style:text-properties fo:font-style="normal" fo:font-weight="normal" officeooo:rsid="0075efad" style:font-style-asian="normal" style:font-style-complex="normal"/>
    </style:style>
    <style:style style:name="T42" style:family="text">
      <style:text-properties fo:font-style="normal" fo:font-weight="normal" officeooo:rsid="00779d08" style:font-style-asian="normal" style:font-style-complex="normal"/>
    </style:style>
    <style:style style:name="T43" style:family="text">
      <style:text-properties fo:font-style="normal" fo:font-weight="normal" officeooo:rsid="0078aa0f" style:font-style-asian="normal" style:font-style-complex="normal"/>
    </style:style>
    <style:style style:name="T44" style:family="text">
      <style:text-properties fo:font-style="normal" fo:font-weight="normal" officeooo:rsid="0078f244" style:font-style-asian="normal" style:font-style-complex="normal"/>
    </style:style>
    <style:style style:name="T45" style:family="text">
      <style:text-properties fo:font-style="normal" fo:font-weight="normal" officeooo:rsid="007a60bf" style:font-style-asian="normal" style:font-style-complex="normal"/>
    </style:style>
    <style:style style:name="T46" style:family="text">
      <style:text-properties fo:font-style="normal" fo:font-weight="normal" officeooo:rsid="007d84d4" style:font-style-asian="normal" style:font-style-complex="normal"/>
    </style:style>
    <style:style style:name="T47" style:family="text">
      <style:text-properties fo:font-style="normal" fo:font-weight="normal" officeooo:rsid="007c317f" style:font-style-asian="normal" style:font-style-complex="normal"/>
    </style:style>
    <style:style style:name="T48" style:family="text">
      <style:text-properties fo:font-style="normal" fo:font-weight="normal" officeooo:rsid="0081a3a1" style:font-style-asian="normal" style:font-style-complex="normal"/>
    </style:style>
    <style:style style:name="T49" style:family="text">
      <style:text-properties fo:font-style="normal" fo:font-weight="normal" officeooo:rsid="0080b0bb" style:font-style-asian="normal" style:font-style-complex="normal"/>
    </style:style>
    <style:style style:name="T50" style:family="text">
      <style:text-properties fo:font-style="normal" fo:font-weight="normal" officeooo:rsid="00839634" style:font-style-asian="normal" style:font-style-complex="normal"/>
    </style:style>
    <style:style style:name="T51" style:family="text">
      <style:text-properties fo:font-style="normal" fo:font-weight="normal" officeooo:rsid="0071a2b2" style:font-style-asian="normal" style:font-style-complex="normal"/>
    </style:style>
    <style:style style:name="T52" style:family="text">
      <style:text-properties fo:font-style="normal" fo:font-weight="normal" officeooo:rsid="00733b40" style:font-style-asian="normal" style:font-style-complex="normal"/>
    </style:style>
    <style:style style:name="T53" style:family="text">
      <style:text-properties fo:font-style="normal" fo:font-weight="normal" officeooo:rsid="00747738" style:font-style-asian="normal" style:font-style-complex="normal"/>
    </style:style>
    <style:style style:name="T54" style:family="text">
      <style:text-properties fo:font-style="normal" fo:font-weight="normal" officeooo:rsid="0075bf53" style:font-style-asian="normal" style:font-style-complex="normal"/>
    </style:style>
    <style:style style:name="T55" style:family="text">
      <style:text-properties fo:font-style="normal" fo:font-weight="normal" officeooo:rsid="00056c95" style:font-style-asian="normal" style:font-style-complex="normal"/>
    </style:style>
    <style:style style:name="T56" style:family="text">
      <style:text-properties fo:font-style="normal" fo:font-weight="normal" officeooo:rsid="00764213" style:font-style-asian="normal" style:font-style-complex="normal"/>
    </style:style>
    <style:style style:name="T57" style:family="text">
      <style:text-properties fo:font-style="normal" fo:font-weight="normal" officeooo:rsid="007709dd" style:font-style-asian="normal" style:font-style-complex="normal"/>
    </style:style>
    <style:style style:name="T58" style:family="text">
      <style:text-properties fo:font-style="normal" fo:font-weight="normal" officeooo:rsid="007734ab" style:font-style-asian="normal" style:font-style-complex="normal"/>
    </style:style>
    <style:style style:name="T59" style:family="text">
      <style:text-properties fo:font-style="normal" fo:font-weight="normal" officeooo:rsid="00788136" style:font-style-asian="normal" style:font-style-complex="normal"/>
    </style:style>
    <style:style style:name="T60" style:family="text">
      <style:text-properties fo:font-style="normal" fo:font-weight="normal" officeooo:rsid="007a5e02" style:font-style-asian="normal" style:font-style-complex="normal"/>
    </style:style>
    <style:style style:name="T61" style:family="text">
      <style:text-properties fo:font-style="normal" fo:font-weight="normal" officeooo:rsid="007a625d" style:font-style-asian="normal" style:font-style-complex="normal"/>
    </style:style>
    <style:style style:name="T62" style:family="text">
      <style:text-properties fo:font-style="normal" fo:font-weight="normal" officeooo:rsid="007c2fa4" style:font-style-asian="normal" style:font-style-complex="normal"/>
    </style:style>
    <style:style style:name="T63" style:family="text">
      <style:text-properties fo:font-style="normal" fo:font-weight="normal" officeooo:rsid="007cfe9a" style:font-style-asian="normal" style:font-style-complex="normal"/>
    </style:style>
    <style:style style:name="T64" style:family="text">
      <style:text-properties fo:font-style="normal" fo:font-weight="normal" officeooo:rsid="007d3935" style:font-style-asian="normal" style:font-style-complex="normal"/>
    </style:style>
    <style:style style:name="T65" style:family="text">
      <style:text-properties fo:font-style="normal" fo:font-weight="normal" officeooo:rsid="007f3bd7" style:font-style-asian="normal" style:font-style-complex="normal"/>
    </style:style>
    <style:style style:name="T66" style:family="text">
      <style:text-properties fo:font-style="normal" fo:font-weight="normal" officeooo:rsid="0080be16" style:font-style-asian="normal" style:font-style-complex="normal"/>
    </style:style>
    <style:style style:name="T67" style:family="text">
      <style:text-properties fo:font-style="normal" fo:font-weight="normal" officeooo:rsid="0080d763" style:font-style-asian="normal" style:font-style-complex="normal"/>
    </style:style>
    <style:style style:name="T68" style:family="text">
      <style:text-properties fo:font-style="normal" fo:font-weight="normal" officeooo:rsid="0081a008" style:font-style-asian="normal" style:font-style-complex="normal"/>
    </style:style>
    <style:style style:name="T69" style:family="text">
      <style:text-properties fo:font-style="normal" fo:font-weight="normal" officeooo:rsid="0082c41a" style:font-style-asian="normal" style:font-style-complex="normal"/>
    </style:style>
    <style:style style:name="T70" style:family="text">
      <style:text-properties fo:font-style="normal" fo:font-weight="normal" officeooo:rsid="00841467" style:font-style-asian="normal" style:font-style-complex="normal"/>
    </style:style>
    <style:style style:name="T71" style:family="text">
      <style:text-properties fo:font-style="normal" fo:font-weight="normal" officeooo:rsid="008571e5" style:font-style-asian="normal" style:font-style-complex="normal"/>
    </style:style>
    <style:style style:name="T72" style:family="text">
      <style:text-properties fo:font-style="normal" fo:font-weight="normal" officeooo:rsid="00875832" style:font-style-asian="normal" style:font-style-complex="normal"/>
    </style:style>
    <style:style style:name="T73" style:family="text">
      <style:text-properties fo:font-style="normal" fo:font-weight="normal" officeooo:rsid="008927b7" style:font-style-asian="normal" style:font-style-complex="normal"/>
    </style:style>
    <style:style style:name="T74" style:family="text">
      <style:text-properties fo:font-style="normal" fo:font-weight="normal" officeooo:rsid="008a7132" style:font-style-asian="normal" style:font-style-complex="normal"/>
    </style:style>
    <style:style style:name="T75" style:family="text">
      <style:text-properties fo:font-style="normal" fo:font-weight="normal" officeooo:rsid="008acdec" style:font-style-asian="normal" style:font-style-complex="normal"/>
    </style:style>
    <style:style style:name="T76" style:family="text">
      <style:text-properties fo:font-style="normal" fo:font-weight="normal" officeooo:rsid="008c7c03" style:font-style-asian="normal" style:font-style-complex="normal"/>
    </style:style>
    <style:style style:name="T77" style:family="text">
      <style:text-properties fo:font-style="normal" fo:font-weight="normal" officeooo:rsid="008e7abf" style:font-style-asian="normal" style:font-style-complex="normal"/>
    </style:style>
    <style:style style:name="T78" style:family="text">
      <style:text-properties fo:font-style="normal" fo:font-weight="normal" officeooo:rsid="008f0873" style:font-style-asian="normal" style:font-style-complex="normal"/>
    </style:style>
    <style:style style:name="T79" style:family="text">
      <style:text-properties fo:font-style="normal" fo:font-weight="normal" officeooo:rsid="009265af" style:font-style-asian="normal" style:font-style-complex="normal"/>
    </style:style>
    <style:style style:name="T80" style:family="text">
      <style:text-properties officeooo:rsid="000a14f6"/>
    </style:style>
    <style:style style:name="T81" style:family="text">
      <style:text-properties officeooo:rsid="0018bb86"/>
    </style:style>
    <style:style style:name="T82" style:family="text">
      <style:text-properties officeooo:rsid="00374dde"/>
    </style:style>
    <style:style style:name="T83" style:family="text">
      <style:text-properties officeooo:rsid="0049367f"/>
    </style:style>
    <style:style style:name="T84" style:family="text">
      <style:text-properties officeooo:rsid="005714b7"/>
    </style:style>
    <style:style style:name="T85" style:family="text">
      <style:text-properties officeooo:rsid="005f04dc"/>
    </style:style>
    <style:style style:name="T86" style:family="text">
      <style:text-properties officeooo:rsid="0063a409"/>
    </style:style>
    <style:style style:name="T87" style:family="text">
      <style:text-properties officeooo:rsid="00649cfb"/>
    </style:style>
    <style:style style:name="T88" style:family="text">
      <style:text-properties officeooo:rsid="00671400"/>
    </style:style>
    <style:style style:name="T89" style:family="text">
      <style:text-properties officeooo:rsid="0069b89a"/>
    </style:style>
    <style:style style:name="T90" style:family="text">
      <style:text-properties style:font-name="EB Garamond 12 All SC" officeooo:rsid="00363ff3"/>
    </style:style>
    <style:style style:name="T91" style:family="text">
      <style:text-properties officeooo:rsid="009674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Bild1" text:anchor-type="paragraph" svg:x="0.051cm" svg:y="0.081cm" svg:width="3.099cm" svg:height="1.118cm" draw:z-index="0"><draw:image xlink:href="Pictures/200000020000007A0000002C630318D2.eps" xlink:type="simple" xlink:show="embed" xlink:actuate="onLoad"/></draw:frame></text:p>
      <text:p text:style-name="P25"><text:s text:c="4"/>Wolfgang Skala, 2016</text:p>
      <text:p text:style-name="P25"/>
      <text:p text:style-name="P25"/>
      <text:p text:style-name="P21">© 2016 by Wolfgang Skala. This edition is licensed under the Creative Commons Attribution 4.0 International License. To view a copy of this license, visit http://creativecommons.org/licenses/by/4.0/. </text:p>
      <text:p text:style-name="P21"/>
      <text:p text:style-name="P22">Music engraving by LilyPond 2.18.0 (http://www.lilypond.org).<text:span text:style-name="T84"><text:line-break/>Front matter</text:span> typeset with EB Garamond (http://www.georgduffner.at/ebgaramond).</text:p>
      <text:p text:style-name="P25"/>
      <text:p text:style-name="P20">First edition, October 2016</text:p>
      <text:p text:style-name="P32"/>
      <text:p text:style-name="P26">P R E F A C E <text:s text:c="2"/><text:span text:style-name="T1">&amp;</text:span> <text:s text:c="2"/>C R I T I C A L <text:s text:c="2"/>R E P O R T </text:p>
      <text:p text:style-name="P26"/>
      <text:p text:style-name="P1"/>
      <text:p text:style-name="P18">This edition <text:span text:style-name="T10">of the </text:span><text:span text:style-name="T2">Missa </text:span><text:span text:style-name="T7">Suscipe Deprecationem Nostram</text:span><text:span text:style-name="T10"> </text:span>bases upon <text:span text:style-name="T86">a copy in the archive of the Dresden Hofkapelle. The manuscript has been digitized by the Saxon State Library – State and University Library Dresden (see http://hofmusik.slub-dresden.de). For more information on the possible author of this mass (either Georg Reutter the Elder or his son), see the corresponding RISM entry (ID 212006927) and references therein.</text:span></text:p>
      <text:p text:style-name="P15">The digital version of the manuscript <text:span text:style-name="T91">is</text:span> available at<text:line-break/><text:tab/>http://digital.slub-dresden.de/id42660<text:span text:style-name="T87">1769</text:span> (siglum Mus.2<text:span text:style-name="T86">979</text:span>-D-<text:span text:style-name="T86">8</text:span>)<text:span text:style-name="T86">.</text:span></text:p>
      <text:p text:style-name="P2"/>
      <text:p text:style-name="P4">In general, this edition closely follows the <text:span text:style-name="T88">manuscript</text:span>. Any changes <text:span text:style-name="T80">that were introduced </text:span>by the editor are indicated by italic type (dynamics and <text:span text:style-name="T11">directions</text:span>), parentheses<text:span text:style-name="T11"> (expressive marks)</text:span> or dashes (slurs and ties)<text:span text:style-name="T11">. Accidentals are used according to modern conventions. Asterisks denote changes that are clarified in the detailed remarks below.</text:span></text:p>
      <text:p text:style-name="P3"/>
      <text:p text:style-name="P12"/>
      <text:p text:style-name="P3"/>
      <text:p text:style-name="P28">k y r i e</text:p>
      <text:p text:style-name="P3"/>
      <text:p text:style-name="P13"><text:span text:style-name="T1">Bar<text:tab/>Staff<text:tab/>Note</text:span><text:span text:style-name="T5"><text:line-break/></text:span><text:span text:style-name="T20">5<text:tab/>T.</text:span><text:span text:style-name="T14"><text:note text:id="ftn1" text:note-class="footnote"><text:note-citation>1</text:note-citation><text:note-body><text:p text:style-name="P34">Abbreviations: A., alto; B., bass; BOrg., basses and organ; Ms., manuscript; <text:span text:style-name="T82">r, rest;</text:span> S., soprano; T.<text:span text:style-name="T89"> </text:span>tenor; V.,<text:span text:style-name="T89"> </text:span>violin; Va., viola.</text:p></text:note-body></text:note></text:span><text:span text:style-name="T20"><text:tab/>second half of bar in Ms.: </text:span><text:span text:style-name="T21">c4.</text:span><text:span text:style-name="T29">′</text:span><text:span text:style-name="T21">–c</text:span><text:span text:style-name="T29">′</text:span><text:span text:style-name="T21">8</text:span><text:span text:style-name="T24"><text:line-break/></text:span><text:span text:style-name="T52">1</text:span><text:span text:style-name="T54">2</text:span><text:span text:style-name="T52"><text:tab/></text:span><text:span text:style-name="T54">S</text:span><text:span text:style-name="T52">.<text:tab/></text:span><text:span text:style-name="T54">last</text:span><text:span text:style-name="T52"> quarter in Ms.: </text:span><text:span text:style-name="T54">b</text:span><text:span text:style-name="T29">′</text:span><text:span text:style-name="T52">8–</text:span><text:span text:style-name="T54">b</text:span><text:span text:style-name="T29">′</text:span><text:span text:style-name="T52">8</text:span><text:span text:style-name="T24"><text:line-break/></text:span><text:span text:style-name="T52">1</text:span><text:span text:style-name="T54">2</text:span><text:span text:style-name="T52"><text:tab/></text:span><text:span text:style-name="T53">A</text:span><text:span text:style-name="T52">.<text:tab/></text:span><text:span text:style-name="T54">last</text:span><text:span text:style-name="T52"> quarter in Ms.: </text:span><text:span text:style-name="T53">g</text:span><text:span text:style-name="T29">′</text:span><text:span text:style-name="T52">8–</text:span><text:span text:style-name="T53">g</text:span><text:span text:style-name="T29">′</text:span><text:span text:style-name="T52">8</text:span><text:span text:style-name="T22"><text:line-break/>13<text:tab/></text:span><text:span text:style-name="T24">S</text:span><text:span text:style-name="T22">.<text:tab/>2nd/4th quarter in Ms.: </text:span><text:span text:style-name="T24">es</text:span><text:span text:style-name="T55">″</text:span><text:span text:style-name="T22">8–</text:span><text:span text:style-name="T24">es</text:span><text:span text:style-name="T55">″</text:span><text:span text:style-name="T22">8 and </text:span><text:span text:style-name="T24">d</text:span><text:span text:style-name="T14">″</text:span><text:span text:style-name="T22">8–</text:span><text:span text:style-name="T24">d</text:span><text:span text:style-name="T14">″</text:span><text:span text:style-name="T22">8, respectively</text:span><text:span text:style-name="T24"><text:line-break/></text:span><text:span text:style-name="T22">13<text:tab/></text:span><text:span text:style-name="T23">A</text:span><text:span text:style-name="T22">.<text:tab/>2nd/4th quarter in Ms.: </text:span><text:span text:style-name="T23">g</text:span><text:span text:style-name="T29">′</text:span><text:span text:style-name="T22">8–</text:span><text:span text:style-name="T23">g</text:span><text:span text:style-name="T29">′</text:span><text:span text:style-name="T22">8 and </text:span><text:span text:style-name="T23">f</text:span><text:span text:style-name="T29">′</text:span><text:span text:style-name="T22">8–</text:span><text:span text:style-name="T23">f</text:span><text:span text:style-name="T29">′</text:span><text:span text:style-name="T22">8, respectively</text:span><text:span text:style-name="T23"><text:line-break/></text:span><text:span text:style-name="T22">13<text:tab/>T.<text:tab/>2nd/4th quarter in Ms.: c</text:span><text:span text:style-name="T29">′</text:span><text:span text:style-name="T22">8–c</text:span><text:span text:style-name="T29">′</text:span><text:span text:style-name="T22">8 and bes8–bes8, respectively</text:span><text:span text:style-name="T23"><text:line-break/></text:span><text:span text:style-name="T22">14<text:tab/></text:span><text:span text:style-name="T24">S</text:span><text:span text:style-name="T22">.<text:tab/>2nd/4th quarter in Ms.: </text:span><text:span text:style-name="T24">c</text:span><text:span text:style-name="T55">″</text:span><text:span text:style-name="T51">8</text:span><text:span text:style-name="T22">–</text:span><text:span text:style-name="T24">c</text:span><text:span text:style-name="T55">″</text:span><text:span text:style-name="T51">8 and </text:span><text:span text:style-name="T54">b</text:span><text:span text:style-name="T29">′</text:span><text:span text:style-name="T51">8–</text:span><text:span text:style-name="T54">b</text:span><text:span text:style-name="T29">′</text:span><text:span text:style-name="T51">8, respectively</text:span><text:span text:style-name="T24"><text:line-break/></text:span><text:span text:style-name="T22">14<text:tab/></text:span><text:span text:style-name="T23">A</text:span><text:span text:style-name="T22">.<text:tab/>2nd/4th quarter in Ms.: </text:span><text:span text:style-name="T23">e</text:span><text:span text:style-name="T22">s</text:span><text:span text:style-name="T29">′</text:span><text:span text:style-name="T51">8</text:span><text:span text:style-name="T22">–</text:span><text:span text:style-name="T23">e</text:span><text:span text:style-name="T22">s</text:span><text:span text:style-name="T29">′</text:span><text:span text:style-name="T51">8 and </text:span><text:span text:style-name="T53">g</text:span><text:span text:style-name="T29">′</text:span><text:span text:style-name="T51">8–</text:span><text:span text:style-name="T53">g</text:span><text:span text:style-name="T29">′</text:span><text:span text:style-name="T51">8, respectively</text:span><text:span text:style-name="T22"><text:line-break/>14<text:tab/>T.<text:tab/>2nd/4th quarter in Ms.: as</text:span><text:span text:style-name="T29">′</text:span><text:span text:style-name="T51">8</text:span><text:span text:style-name="T22">–as</text:span><text:span text:style-name="T29">′</text:span><text:span text:style-name="T51">8 and d</text:span><text:span text:style-name="T29">′</text:span><text:span text:style-name="T51">8–d</text:span><text:span text:style-name="T29">′</text:span><text:span text:style-name="T51">8, respectively</text:span><text:span text:style-name="T53"><text:line-break/></text:span><text:span text:style-name="T52">15<text:tab/></text:span><text:span text:style-name="T56">S</text:span><text:span text:style-name="T52">.<text:tab/>2nd quarter in Ms.: </text:span><text:span text:style-name="T56">c</text:span><text:span text:style-name="T55">″</text:span><text:span text:style-name="T52">8–</text:span><text:span text:style-name="T56">c</text:span><text:span text:style-name="T55">″</text:span><text:span text:style-name="T52">8</text:span><text:span text:style-name="T56"><text:line-break/></text:span><text:span text:style-name="T52">15<text:tab/></text:span><text:span text:style-name="T53">A</text:span><text:span text:style-name="T52">.<text:tab/>2nd quarter in Ms.: </text:span><text:span text:style-name="T53">g</text:span><text:span text:style-name="T29">′</text:span><text:span text:style-name="T52">8–</text:span><text:span text:style-name="T53">g</text:span><text:span text:style-name="T29">′</text:span><text:span text:style-name="T52">8<text:line-break/>15<text:tab/>T.<text:tab/>2nd quarter in Ms.: es</text:span><text:span text:style-name="T29">′</text:span><text:span text:style-name="T52">8–es</text:span><text:span text:style-name="T29">′</text:span><text:span text:style-name="T52">8</text:span><text:span text:style-name="T8"><text:line-break/></text:span><text:span text:style-name="T17">17</text:span><text:span text:style-name="T13"><text:tab/></text:span><text:span text:style-name="T18">S.</text:span><text:span text:style-name="T13"><text:tab/></text:span><text:span text:style-name="T17">last quarter in Ms.: c</text:span><text:span text:style-name="T14">″</text:span><text:span text:style-name="T17">8–c</text:span><text:span text:style-name="T14">″</text:span><text:span text:style-name="T17">8</text:span><text:span text:style-name="T19"><text:line-break/>17<text:tab/>A.<text:tab/></text:span><text:span text:style-name="T17">last quarter in Ms.: </text:span><text:span text:style-name="T19">g</text:span><text:span text:style-name="T29">′</text:span><text:span text:style-name="T17">8–</text:span><text:span text:style-name="T19">g</text:span><text:span text:style-name="T29">′</text:span><text:span text:style-name="T17">8</text:span><text:span text:style-name="T19"><text:line-break/>17<text:tab/>T.<text:tab/></text:span><text:span text:style-name="T17">last quarter in Ms.: </text:span><text:span text:style-name="T19">es</text:span><text:span text:style-name="T29">′</text:span><text:span text:style-name="T17">8–</text:span><text:span text:style-name="T19">es</text:span><text:span text:style-name="T29">′</text:span><text:span text:style-name="T17">8</text:span><text:span text:style-name="T25"><text:line-break/>35<text:tab/>S.<text:tab/>in Ms.: c</text:span><text:span text:style-name="T14">″</text:span><text:span text:style-name="T25">4.–c</text:span><text:span text:style-name="T14">″</text:span><text:span text:style-name="T25">8–d</text:span><text:span text:style-name="T14">″</text:span><text:span text:style-name="T25">4</text:span><text:span text:style-name="T26"><text:line-break/>50ff<text:tab/>–<text:tab/>In the Ms., the repetition of the </text:span><text:span text:style-name="T9">Kyrie eleison</text:span><text:span text:style-name="T26"> is indicated by </text:span><text:span text:style-name="T9">Kyrie da capo</text:span><text:span text:style-name="T26">.</text:span><text:line-break/></text:p>
      <text:p text:style-name="P11"/>
      <text:p text:style-name="P11"/>
      <text:p text:style-name="P29">g l o r i a</text:p>
      <text:p text:style-name="P5"/>
      <text:p text:style-name="P14"><text:span text:style-name="T1">Bar<text:tab/>Staff<text:tab/>Note</text:span><text:span text:style-name="T3"><text:line-break/></text:span><text:span text:style-name="T30">27<text:tab/>A.<text:tab/>2</text:span><text:span text:style-name="T57">nd</text:span><text:span text:style-name="T30">/3</text:span><text:span text:style-name="T57">rd</text:span><text:span text:style-name="T30"> </text:span><text:span text:style-name="T57">quarter in Ms.</text:span><text:span text:style-name="T30">: g</text:span><text:span text:style-name="T29">′</text:span><text:span text:style-name="T57">4</text:span><text:span text:style-name="T30">–f</text:span><text:span text:style-name="T29">′</text:span><text:span text:style-name="T57">8</text:span><text:span text:style-name="T30">–es</text:span><text:span text:style-name="T29">′</text:span><text:span text:style-name="T57">8</text:span><text:span text:style-name="T30"><text:line-break/></text:span><text:span text:style-name="T31">31f<text:tab/>S.<text:tab/></text:span><text:span text:style-name="T58">The Ms. has cis</text:span><text:span text:style-name="T55">″</text:span><text:span text:style-name="T58"> instead of des</text:span><text:span text:style-name="T55">″</text:span><text:span text:style-name="T58">.</text:span><text:span text:style-name="T32"><text:line-break/>56<text:tab/>A.<text:tab/>2</text:span><text:span text:style-name="T58">nd quarter in Ms.:</text:span><text:span text:style-name="T32"> es</text:span><text:span text:style-name="T29">′</text:span><text:span text:style-name="T33"><text:line-break/>57<text:tab/>A.<text:tab/>3</text:span><text:span text:style-name="T59">rd</text:span><text:span text:style-name="T33"> </text:span><text:span text:style-name="T59">eight</text:span><text:span text:style-name="T60"> in Ms.</text:span><text:span text:style-name="T59">:</text:span><text:span text:style-name="T33"> f</text:span><text:span text:style-name="T29">′</text:span><text:span text:style-name="T33"> </text:span><text:span text:style-name="T59">(parallel fifths with </text:span><text:span text:style-name="T33">S.</text:span><text:span text:style-name="T59">)</text:span><text:span text:style-name="T31"><text:line-break/></text:span><text:span text:style-name="T35">62</text:span><text:span text:style-name="T36">f<text:tab/></text:span><text:span text:style-name="T37">B</text:span><text:span text:style-name="T35">Org</text:span><text:span text:style-name="T36">.<text:tab/></text:span><text:span text:style-name="T61">upper</text:span><text:span text:style-name="T35"> </text:span><text:span text:style-name="T61">voice adapted to T.</text:span><text:span text:style-name="T81"><text:line-break/></text:span><text:soft-page-break/><text:span text:style-name="T90">c r e d o</text:span></text:p>
      <text:p text:style-name="P6"/>
      <text:p text:style-name="P35"><text:span text:style-name="T1">Bar<text:tab/>Staff<text:tab/>Note</text:span><text:span text:style-name="T4"><text:line-break/></text:span><text:span text:style-name="T37">9<text:tab/>BOrg.<text:tab/></text:span><text:span text:style-name="T62">1st half of bar in Ms.</text:span><text:span text:style-name="T37">: b</text:span><text:span text:style-name="T62">es4</text:span><text:span text:style-name="T37">–a</text:span><text:span text:style-name="T62">4</text:span><text:span text:style-name="T37"><text:line-break/></text:span><text:span text:style-name="T38">18</text:span><text:span text:style-name="T30"><text:tab/></text:span><text:span text:style-name="T38">T</text:span><text:span text:style-name="T30">.<text:tab/></text:span><text:span text:style-name="T38">1</text:span><text:span text:style-name="T62">st n</text:span><text:span text:style-name="T38">ote</text:span><text:span text:style-name="T62"> in Ms.</text:span><text:span text:style-name="T38">: a</text:span><text:span text:style-name="T39"><text:line-break/>18<text:tab/>B.<text:tab/></text:span><text:span text:style-name="T62">1st half of bar in Ms.</text:span><text:span text:style-name="T39">: f</text:span><text:span text:style-name="T62">4.</text:span><text:span text:style-name="T39">–F</text:span><text:span text:style-name="T62">8</text:span><text:span text:style-name="T65"><text:line-break/>31<text:tab/>S.<text:tab/>2nd/3rd quarter in Ms.: c</text:span><text:span text:style-name="T55">″</text:span><text:span text:style-name="T65">–c</text:span><text:span text:style-name="T55">″</text:span><text:span text:style-name="T66"><text:line-break/>41<text:tab/>B./BOrg.<text:tab/>1st half note in Ms.: bes</text:span><text:span text:style-name="T67">4</text:span><text:span text:style-name="T66">–bes</text:span><text:span text:style-name="T67">4</text:span><text:span text:style-name="T68"><text:line-break/>57<text:tab/>T.<text:tab/>2nd/3rd quarter in Ms.: d</text:span><text:span text:style-name="T29">′</text:span><text:span text:style-name="T68">4–d</text:span><text:span text:style-name="T29">′</text:span><text:span text:style-name="T68">4</text:span><text:span text:style-name="T69"><text:line-break/>79<text:tab/>T.<text:tab/>2nd half of bar in Ms.: c</text:span><text:span text:style-name="T29">′</text:span><text:span text:style-name="T69">4–c</text:span><text:span text:style-name="T29">′</text:span><text:span text:style-name="T69">4</text:span><text:span text:style-name="T70"><text:line-break/>81</text:span><text:span text:style-name="T69"><text:tab/>T.<text:tab/>2nd half of bar in Ms.: </text:span><text:span text:style-name="T70">bes</text:span><text:span text:style-name="T69">4–</text:span><text:span text:style-name="T70">bes</text:span><text:span text:style-name="T69">4</text:span><text:span text:style-name="T71"><text:line-break/></text:span><text:span text:style-name="T70">81</text:span><text:span text:style-name="T69"><text:tab/></text:span><text:span text:style-name="T71">B.</text:span><text:span text:style-name="T69"><text:tab/>2nd half of bar in Ms.: </text:span><text:span text:style-name="T70">es</text:span><text:span text:style-name="T69">4–</text:span><text:span text:style-name="T70">es</text:span><text:span text:style-name="T69">4</text:span><text:span text:style-name="T40"><text:line-break/>82<text:tab/>Va.</text:span><text:span text:style-name="T62">II</text:span><text:span text:style-name="T40"><text:tab/></text:span><text:span text:style-name="T62">in Ms.: <text:s/>bes4–es4–f2</text:span><text:span text:style-name="T41"><text:line-break/>122<text:tab/>T.<text:tab/></text:span><text:span text:style-name="T63">last</text:span><text:span text:style-name="T41"> </text:span><text:span text:style-name="T63">eighth in Ms.:</text:span><text:span text:style-name="T41"> d</text:span><text:span text:style-name="T29">′</text:span><text:span text:style-name="T42"><text:line-break/></text:span><text:span text:style-name="T41">12</text:span><text:span text:style-name="T42">5</text:span><text:span text:style-name="T41"><text:tab/>T.<text:tab/></text:span><text:span text:style-name="T63">1st</text:span><text:span text:style-name="T42"> </text:span><text:span text:style-name="T63">quarter in Ms.:</text:span><text:span text:style-name="T41"> </text:span><text:span text:style-name="T42">es</text:span><text:bookmark-start text:name="__DdeLink__1121_1804301746"/><text:span text:style-name="T29">′</text:span><text:bookmark-end text:name="__DdeLink__1121_1804301746"/><text:span text:style-name="T43"><text:line-break/></text:span><text:span text:style-name="T41">1</text:span><text:span text:style-name="T43">32</text:span><text:span text:style-name="T41"><text:tab/>T.<text:tab/></text:span><text:span text:style-name="T63">penultimate</text:span><text:span text:style-name="T43"> </text:span><text:span text:style-name="T63">eighth in Ms.:</text:span><text:span text:style-name="T41"> </text:span><text:span text:style-name="T43">b</text:span><text:span text:style-name="T63">es</text:span><text:span text:style-name="T72"><text:line-break/>134<text:tab/>T.<text:tab/>in Ms.: es</text:span><text:span text:style-name="T29">′</text:span><text:span text:style-name="T72">4–es</text:span><text:span text:style-name="T29">′</text:span><text:span text:style-name="T72">4–…</text:span><text:span text:style-name="T44"><text:line-break/>148<text:tab/>BOrg.<text:tab/></text:span><text:span text:style-name="T64">in Ms.</text:span><text:span text:style-name="T44">: g</text:span><text:span text:style-name="T64">4</text:span><text:span text:style-name="T44">–fis</text:span><text:span text:style-name="T64">4–…</text:span><text:span text:style-name="T75"><text:line-break/>199<text:tab/>T.<text:tab/>2nd/3rd quarter in Ms.: c</text:span><text:span text:style-name="T29">′</text:span><text:span text:style-name="T75">4–c</text:span><text:span text:style-name="T29">′</text:span><text:span text:style-name="T75">4</text:span><text:span text:style-name="T76"><text:line-break/>209<text:tab/>T.<text:tab/>2nd half of bar in Ms.: a4–a4</text:span><text:span text:style-name="T73"><text:line-break/>211<text:tab/>B.<text:tab/>4th eighth in Ms.: es</text:span><text:span text:style-name="T74"><text:line-break/>212<text:tab/>B.<text:tab/>2nd half of bar in Ms.: Bes4–Bes4</text:span><text:span text:style-name="T45"><text:line-break/>215<text:tab/>BOrg.<text:tab/>1</text:span><text:span text:style-name="T64">st half of bar in Ms.</text:span><text:span text:style-name="T45">: e</text:span><text:span text:style-name="T64">4.</text:span><text:span text:style-name="T45">–es</text:span><text:span text:style-name="T64">8</text:span></text:p>
      <text:p text:style-name="P17"/>
      <text:p text:style-name="P17"/>
      <text:p text:style-name="P17"/>
      <text:p text:style-name="P30"><text:span text:style-name="T83">b e n e d i</text:span> c t u s</text:p>
      <text:p text:style-name="P7"/>
      <text:p text:style-name="P36"><text:span text:style-name="T1">Bar<text:tab/>Staff<text:tab/>Note</text:span><text:span text:style-name="T5"><text:line-break/></text:span><text:span text:style-name="T46">72<text:tab/>A.<text:tab/>5</text:span><text:span text:style-name="T77">th eight in Ms.</text:span><text:span text:style-name="T46">: f</text:span><text:span text:style-name="T29">′</text:span><text:span text:style-name="T34"><text:line-break/></text:span><text:span text:style-name="T47">76</text:span><text:span text:style-name="T37"><text:tab/></text:span><text:span text:style-name="T47">T.</text:span><text:span text:style-name="T37"><text:tab/></text:span><text:span text:style-name="T77">2nd half of bar in Ms.</text:span><text:span text:style-name="T47">: d</text:span><text:span text:style-name="T29">′</text:span><text:span text:style-name="T77">4</text:span><text:span text:style-name="T47">–d</text:span><text:span text:style-name="T29">′</text:span><text:span text:style-name="T77">4</text:span><text:span text:style-name="T78"><text:line-break/>78<text:tab/>A.<text:tab/>2nd/3rd quarter in Ms.: es</text:span><text:span text:style-name="T29">′</text:span><text:span text:style-name="T78">4–es</text:span><text:span text:style-name="T29">′</text:span><text:span text:style-name="T78">4</text:span></text:p>
      <text:p text:style-name="P16"/>
      <text:p text:style-name="P16"/>
      <text:p text:style-name="P16"/>
      <text:p text:style-name="P31">a g n u s <text:s/>d e i</text:p>
      <text:p text:style-name="P8"/>
      <text:p text:style-name="P37"><text:span text:style-name="T1">Bar<text:tab/>Staff<text:tab/>Note</text:span><text:span text:style-name="T6"><text:line-break/></text:span><text:span text:style-name="T48">14<text:tab/>S.<text:tab/></text:span><text:span text:style-name="T58">The Ms. has cis</text:span><text:span text:style-name="T55">″</text:span><text:span text:style-name="T58"> instead of des</text:span><text:span text:style-name="T55">″</text:span><text:span text:style-name="T79">.</text:span><text:span text:style-name="T46"><text:line-break/></text:span><text:span text:style-name="T49">26</text:span><text:span text:style-name="T46"><text:tab/></text:span><text:span text:style-name="T49">BOrg.</text:span><text:span text:style-name="T46"><text:tab/></text:span><text:span text:style-name="T79">1st half of bar, lower voice in Ms.</text:span><text:span text:style-name="T49">: as</text:span><text:span text:style-name="T29">′</text:span><text:span text:style-name="T79">8</text:span><text:span text:style-name="T49">–f</text:span><text:span text:style-name="T29">′</text:span><text:span text:style-name="T79">4.</text:span><text:span text:style-name="T50"><text:line-break/>32<text:tab/>A.<text:tab/></text:span><text:span text:style-name="T79">last quarter in Ms.</text:span><text:span text:style-name="T50">: g</text:span><text:span text:style-name="T29">′</text:span></text:p>
      <text:p text:style-name="P10"/>
      <text:p text:style-name="P10"/>
      <text:p text:style-name="P10"/>
      <text:p text:style-name="P10"/>
      <text:p text:style-name="P10">This edition has been compiled and checked with utmost diligence. Nevertheless, errors and mistakes cannot be totally excluded. Please report any errors and mistakes to w.skala (at) gmx.at. Your help will be greatly appreciated.</text:p>
      <text:p text:style-name="P9"/>
      <text:p text:style-name="P19"/>
      <text:p text:style-name="P19"/>
      <text:p text:style-name="P19"><text:span text:style-name="T12">Salzburg, October 2016</text:span><text:line-break/>Wolfgang Skala</text:p>
      <text:p text:style-name="P39"/>
      <text:p text:style-name="P27">C O N T E N T S</text:p>
      <text:p text:style-name="P24"/>
      <text:p text:style-name="P23"/>
      <text:p text:style-name="P23"/>
      <text:p text:style-name="P38"><text:span text:style-name="T15">1<text:tab/></text:span><text:span text:style-name="T12">Kyrie</text:span><text:span text:style-name="T15"><text:tab/>1</text:span><text:span text:style-name="T27"><text:line-break/>2<text:tab/>Gloria<text:tab/></text:span><text:span text:style-name="T28">7</text:span><text:span text:style-name="T27"><text:line-break/>3<text:tab/>Credo<text:tab/></text:span><text:span text:style-name="T28">16</text:span><text:span text:style-name="T27"><text:line-break/>4<text:tab/>Sanctus<text:tab/></text:span><text:span text:style-name="T28">31</text:span><text:span text:style-name="T27"><text:line-break/>5<text:tab/>Benedictus<text:tab/></text:span><text:span text:style-name="T28">36</text:span><text:span text:style-name="T27"><text:line-break/>6<text:tab/>Agnus Dei<text:tab/></text:span><text:span text:style-name="T28">41</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6-10-30T00:11:24.825302362</dc:date>
    <dc:creator>Wolfgang Skala</dc:creator>
    <meta:editing-duration>PT17H20M17S</meta:editing-duration>
    <meta:editing-cycles>134</meta:editing-cycles>
    <meta:generator>LibreOffice/4.2.8.2$Linux_X86_64 LibreOffice_project/420m0$Build-2</meta:generator>
    <meta:document-statistic meta:table-count="0" meta:image-count="1" meta:object-count="0" meta:page-count="5" meta:paragraph-count="22" meta:word-count="764" meta:character-count="3929" meta:non-whitespace-character-count="3215"/>
  </office:meta>
</office:document-meta>
</file>